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3"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4" table:number-rows-spanned="1">
            <text:p>Materiał: pleksiglas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Grubość rzeczywista d [mm]: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lp.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 = a_d – a_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Średnia h</text:p>
          </table:table-cell>
          <table:table-cell table:formula="of:=AVERAGE([.D7:.D16])" office:value-type="string" office:string-value="" calcext:value-type="error">
            <text:p>#DZIEL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8:26:39.399000000</meta:creation-date>
    <dc:date>2017-11-15T18:38:35.088000000</dc:date>
    <meta:editing-duration>PT1M5S</meta:editing-duration>
    <meta:editing-cycles>1</meta:editing-cycles>
    <meta:document-statistic meta:table-count="1" meta:cell-count="18" meta:object-count="0"/>
    <meta:generator>LibreOffice/5.2.3.3$Windows_x86 LibreOffice_project/d54a8868f08a7b39642414cf2c8ef2f228f780cf</meta:generator>
  </office:meta>
</office:document-meta>
</file>